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338cm" fo:min-width="8.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3" style:family="graphic" style:parent-style-name="standard">
      <style:graphic-properties draw:fill-color="#e8e8e8" draw:textarea-horizontal-align="justify" draw:textarea-vertical-align="middle" draw:auto-grow-height="false" fo:min-height="0.702cm" fo:min-width="3.6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1.855cm"/>
      <style:paragraph-properties style:writing-mode="lr-tb"/>
    </style:style>
    <style:style style:name="gr5" style:family="graphic" style:parent-style-name="standard">
      <style:graphic-properties draw:fill-color="#00c462" draw:textarea-horizontal-align="justify" draw:textarea-vertical-align="middle" draw:auto-grow-height="false" fo:min-height="1.338cm" fo:min-width="8.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1.252cm" fo:min-width="8.378cm"/>
    </style:style>
    <style:style style:name="gr8" style:family="graphic" style:parent-style-name="standard">
      <style:graphic-properties draw:fill-color="#00c462" draw:textarea-horizontal-align="justify" draw:textarea-vertical-align="middle" draw:auto-grow-height="false" fo:min-height="2.012cm" fo:min-width="8.39cm"/>
    </style:style>
    <style:style style:name="gr9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8.8cm" fo:min-width="25.535cm"/>
    </style:style>
    <style:style style:name="gr10" style:family="graphic" style:parent-style-name="standard">
      <style:graphic-properties draw:fill-color="#d0d0d0" draw:textarea-horizontal-align="justify" draw:textarea-vertical-align="middle" draw:auto-grow-height="false" fo:min-height="0.706cm" fo:min-width="0.475cm"/>
    </style:style>
    <style:style style:name="gr11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4" style:family="graphic" style:parent-style-name="objectwithoutfill">
      <style:graphic-properties svg:stroke-color="#3465a4" draw:fill="none" draw:fill-color="#729fcf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svg:stroke-color="#3465a4" draw:fill-color="#000000" draw:textarea-horizontal-align="justify" draw:textarea-vertical-align="middle" draw:auto-grow-height="false" fo:min-height="0.227cm" fo:min-width="0.891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svg:stroke-color="#3465a4" draw:fill-color="#d0d0d0" draw:textarea-horizontal-align="justify" draw:textarea-vertical-align="middle" draw:auto-grow-height="false" fo:min-height="4.933cm" fo:min-width="0.245cm"/>
    </style:style>
    <style:style style:name="gr19" style:family="graphic" style:parent-style-name="standard">
      <style:graphic-properties svg:stroke-color="#3465a4" draw:fill-color="#000000" draw:textarea-horizontal-align="justify" draw:textarea-vertical-align="middle" draw:auto-grow-height="false" fo:min-height="1.131cm" fo:min-width="0.0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22" style:family="graphic" style:parent-style-name="standard">
      <style:graphic-properties svg:stroke-color="#3465a4" draw:fill-color="#d0d0d0" draw:textarea-horizontal-align="justify" draw:textarea-vertical-align="middle" draw:auto-grow-height="false" fo:min-height="4.946cm" fo:min-width="0.245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svg:stroke-color="#3465a4" draw:fill-color="#d0d0d0" draw:textarea-horizontal-align="justify" draw:textarea-vertical-align="middle" draw:auto-grow-height="false" fo:min-height="4.158cm" fo:min-width="0.245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co1" style:family="table-column">
      <style:table-column-properties style:column-width="4.062cm" style:use-optimal-column-width="false"/>
    </style:style>
    <style:style style:name="co2" style:family="table-column">
      <style:table-column-properties style:column-width="5.049cm" style:use-optimal-column-width="false"/>
    </style:style>
    <style:style style:name="co3" style:family="table-column">
      <style:table-column-properties style:column-width="3.086cm" style:use-optimal-column-width="false"/>
    </style:style>
    <style:style style:name="co4" style:family="table-column">
      <style:table-column-properties style:column-width="6.025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6.024cm" style:use-optimal-column-width="false"/>
    </style:style>
    <style:style style:name="ro1" style:family="table-row">
      <style:table-row-properties style:row-height="1.057cm" style:use-optimal-row-height="false"/>
    </style:style>
    <style:style style:name="ro2" style:family="table-row">
      <style:table-row-properties style:row-height="1.116cm" style:use-optimal-row-height="false"/>
    </style:style>
    <style:style style:name="ro3" style:family="table-row">
      <style:table-row-properties style:row-height="0.778cm" style:use-optimal-row-height="false"/>
    </style:style>
    <style:style style:name="ro4" style:family="table-row">
      <style:table-row-properties style:row-height="0.787cm" style:use-optimal-row-height="false"/>
    </style:style>
    <style:style style:name="ro5" style:family="table-row">
      <style:table-row-properties style:row-height="0.79cm" style:use-optimal-row-height="false"/>
    </style:style>
    <style:style style:name="ce1" style:family="table-cell">
      <style:paragraph-properties fo:margin-top="0cm" fo:margin-bottom="0cm" fo:line-height="100%" fo:text-align="center" fo:border="0.14pt solid #000000"/>
      <style:text-properties fo:color="#ffffff" loext:opacity="100%"/>
    </style:style>
    <style:style style:name="ce2" style:family="table-cell">
      <style:paragraph-properties fo:margin-top="0cm" fo:margin-bottom="0cm" fo:text-align="center" fo:border="0.14pt solid #000000"/>
      <style:text-properties fo:color="#ffffff" loext:opacity="100%"/>
    </style:style>
    <style:style style:name="ce3" style:family="table-cell">
      <style:paragraph-properties fo:margin-top="0cm" fo:margin-bottom="0cm" fo:text-align="center" fo:border="0.14pt solid #000000"/>
      <style:text-properties fo:font-size="18pt" style:font-size-asian="18pt" style:font-size-complex="18pt"/>
    </style:style>
    <style:style style:name="ce4" style:family="table-cell">
      <loext:graphic-properties draw:fill-color="#bababa"/>
      <style:paragraph-properties fo:margin-top="0cm" fo:margin-bottom="0cm" fo:text-align="center" fo:border="0.14pt solid #000000"/>
      <style:text-properties fo:font-size="18pt" style:font-size-asian="18pt" style:font-size-complex="18pt"/>
    </style:style>
    <style:style style:name="ce5" style:family="table-cell">
      <loext:graphic-properties draw:fill-color="#ffffff"/>
      <style:paragraph-properties fo:margin-top="0cm" fo:margin-bottom="0cm" fo:text-align="center" fo:border="0.14pt solid #000000"/>
      <style:text-properties fo:font-size="18pt" style:font-size-asian="18pt" style:font-size-complex="18pt"/>
    </style:style>
    <style:style style:name="ce6" style:family="table-cell">
      <style:paragraph-properties fo:margin-left="0cm" fo:margin-right="0cm" fo:margin-top="0cm" fo:margin-bottom="0cm" fo:text-align="center" fo:text-indent="0cm" fo:border="0.14pt solid #000000"/>
      <style:text-properties fo:font-size="18pt" style:font-size-asian="18pt" style:font-size-complex="18pt"/>
    </style:style>
    <style:style style:name="ce7" style:family="table-cell">
      <style:paragraph-properties fo:margin-top="0cm" fo:margin-bottom="0cm" fo:text-align="center" fo:border="0.14pt solid #000000"/>
    </style:style>
    <style:style style:name="ce8" style:family="table-cell">
      <style:paragraph-properties fo:margin-top="0cm" fo:margin-bottom="0cm" fo:text-align="center" fo:border="0.14pt solid #000000"/>
      <style:text-properties fo:font-size="11pt" style:font-size-asian="18pt" style:font-size-complex="18pt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5" style:family="paragraph">
      <loext:graphic-properties draw:fill-color="#00c462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d0d0d0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style:paragraph-properties fo:margin-top="0cm" fo:margin-bottom="0cm" fo:text-align="center"/>
      <style:text-properties fo:color="#ffffff" loext:opacity="100%"/>
    </style:style>
    <style:style style:name="P20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text-align="center" fo:text-indent="0cm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ffffff" loext:opacity="100%"/>
    </style:style>
    <style:style style:name="T6" style:family="text">
      <style:text-properties style:use-window-font-color="true" loext:opacity="0%" style:font-name="Liberation Sans" style:letter-kerning="true" style:font-name-asian="Microsoft YaHei" style:font-name-complex="Ari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1.588cm" svg:x="9.572cm" svg:y="12.8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99cm" svg:height="0.962cm" svg:x="9.254cm" svg:y="4.408cm">
          <draw:text-box>
            <text:p>Room Number:</text:p>
          </draw:text-box>
        </draw:frame>
        <draw:custom-shape draw:style-name="gr3" draw:text-style-name="P3" draw:layer="layout" svg:width="4.127cm" svg:height="0.952cm" svg:x="14.335cm" svg:y="4.4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355cm" svg:height="1.352cm" svg:x="8.33cm" svg:y="1.317cm">
          <draw:text-box>
            <text:p><text:span text:style-name="T1">Keys and Locks Manager</text:span></text:p>
          </draw:text-box>
        </draw:frame>
        <draw:custom-shape draw:style-name="gr5" draw:text-style-name="P5" draw:layer="layout" svg:width="8.89cm" svg:height="1.588cm" svg:x="9.572cm" svg:y="5.99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9.889cm" svg:y="6.304cm">
          <draw:text-box>
            <text:p><text:span text:style-name="T2">Create New Key and Lock</text:span></text:p>
          </draw:text-box>
        </draw:frame>
        <draw:custom-shape draw:style-name="gr7" draw:text-style-name="P7" draw:layer="layout" svg:width="8.878cm" svg:height="1.502cm" svg:x="9.572cm" svg:y="15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7.303cm" svg:height="1.673cm" svg:x="9.889cm" svg:y="15.942cm">
          <draw:text-box>
            <text:p><text:span text:style-name="T2">Show Existing Keys</text:span></text:p>
          </draw:text-box>
        </draw:frame>
        <draw:custom-shape draw:style-name="gr8" draw:text-style-name="P5" draw:layer="layout" svg:width="8.89cm" svg:height="2.262cm" svg:x="9.573cm" svg:y="7.82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9.89cm" svg:y="8.147cm">
          <draw:text-box>
            <text:p><text:span text:style-name="T2">Map New Key </text:span><text:span text:style-name="T2"><text:line-break/></text:span><text:span text:style-name="T2">to Existing Lock</text:span></text:p>
          </draw:text-box>
        </draw:frame>
        <draw:custom-shape draw:style-name="gr7" draw:text-style-name="P7" draw:layer="layout" svg:width="8.878cm" svg:height="1.502cm" svg:x="9.572cm" svg:y="17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7.303cm" svg:height="1.673cm" svg:x="9.889cm" svg:y="17.68cm">
          <draw:text-box>
            <text:p><text:span text:style-name="T2">Show Existing Locks</text:span></text:p>
          </draw:text-box>
        </draw:frame>
        <draw:frame draw:style-name="gr6" draw:text-style-name="P6" draw:layer="layout" svg:width="8.255cm" svg:height="1.673cm" svg:x="9.89cm" svg:y="13.145cm">
          <draw:text-box>
            <text:p><text:span text:style-name="T2">Delete a Key</text:span></text:p>
          </draw:text-box>
        </draw:fram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89cm" svg:height="2.262cm" svg:x="9.573cm" svg:y="10.34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9.89cm" svg:y="10.662cm">
          <draw:text-box>
            <text:p><text:span text:style-name="T2">Map Existing Key </text:span><text:span text:style-name="T2"><text:line-break/></text:span><text:span text:style-name="T2">to Existing Lock</text:span></text:p>
          </draw:text-box>
        </draw:frame>
        <draw:frame draw:style-name="gr2" draw:text-style-name="P2" draw:layer="layout" svg:width="4.799cm" svg:height="0.962cm" svg:x="9.249cm" svg:y="3.376cm">
          <draw:text-box>
            <text:p>Key Type:</text:p>
          </draw:text-box>
        </draw:frame>
        <draw:custom-shape draw:style-name="gr3" draw:text-style-name="P3" draw:layer="layout" svg:width="4.127cm" svg:height="0.952cm" svg:x="14.33cm" svg:y="3.3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75cm" svg:height="0.956cm" svg:x="17.489cm" svg:y="3.3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95cm" svg:height="0.53cm" draw:transform="rotate (-3.14159265358979) translate (18.264cm 4.1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2.86cm" svg:height="0.962cm" svg:x="14.3cm" svg:y="3.402cm">
          <draw:text-box>
            <text:p>Physical</text:p>
          </draw:text-box>
        </draw:frame>
      </draw:page>
      <draw:page draw:name="page2" draw:style-name="dp1" draw:master-page-name="Default">
        <draw:frame draw:style-name="gr4" draw:text-style-name="P12" draw:layer="layout" svg:width="12.355cm" svg:height="1.352cm" svg:x="8.33cm" svg:y="1.318cm">
          <draw:text-box>
            <text:p><text:span text:style-name="T1">Keys and Locks Manager</text:span></text:p>
          </draw:text-box>
        </draw:frame>
        <draw:frame draw:style-name="gr13" draw:text-style-name="P14" draw:layer="layout" svg:width="10.795cm" svg:height="1.038cm" svg:x="8.937cm" svg:y="3.137cm">
          <draw:text-box>
            <text:p text:style-name="P13"><text:span text:style-name="T3">Map New Key to Existing Lock</text:span></text:p>
          </draw:text-box>
        </draw:frame>
        <draw:line draw:style-name="gr14" draw:text-style-name="P8" draw:layer="layout" svg:x1="1cm" svg:y1="4.493cm" svg:x2="27cm" svg:y2="4.493cm">
          <text:p/>
        </draw:line>
        <draw:frame draw:style-name="gr15" draw:text-style-name="P15" draw:layer="layout" svg:width="3.175cm" svg:height="0.962cm" svg:x="3.54cm" svg:y="5.127cm">
          <draw:text-box>
            <text:p><text:span text:style-name="T2">Go Back</text:span></text:p>
          </draw:text-box>
        </draw:frame>
        <draw:custom-shape draw:style-name="gr16" draw:text-style-name="P10" draw:layer="layout" svg:width="1.588cm" svg:height="0.953cm" svg:x="1.952cm" svg:y="5.1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10.747cm" svg:height="0.962cm" svg:x="1.953cm" svg:y="8.625cm">
          <draw:text-box>
            <text:p text:style-name="P16"><text:span text:style-name="T4">Lock ID:</text:span> Left-click a Lock ID below.</text:p>
          </draw:text-box>
        </draw:frame>
        <draw:frame draw:style-name="standard" draw:layer="layout" svg:width="9.11cm" svg:height="5.182cm" svg:x="2.254cm" svg:y="9.771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Lock ID</text:span></text:p>
              </table:table-cell>
              <table:table-cell table:style-name="ce2">
                <text:p text:style-name="P19"><text:span text:style-name="T5">Room Number</text:span></text:p>
              </table:table-cell>
            </table:table-row>
            <table:table-row table:style-name="ro2" table:default-cell-style-name="ce3">
              <table:table-cell>
                <text:p text:style-name="P20">1234</text:p>
              </table:table-cell>
              <table:table-cell>
                <text:p text:style-name="P20">210</text:p>
              </table:table-cell>
            </table:table-row>
            <table:table-row table:style-name="ro2" table:default-cell-style-name="ce3">
              <table:table-cell>
                <text:p text:style-name="P20">5678</text:p>
              </table:table-cell>
              <table:table-cell>
                <text:p text:style-name="P20">120</text:p>
              </table:table-cell>
            </table:table-row>
            <table:table-row table:style-name="ro2" table:default-cell-style-name="ce3">
              <table:table-cell>
                <text:p text:style-name="P20">1021</text:p>
              </table:table-cell>
              <table:table-cell>
                <text:p text:style-name="P20">340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8" draw:text-style-name="P9" draw:layer="layout" svg:width="0.745cm" svg:height="5.183cm" svg:x="11.367cm" svg:y="9.7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11.451cm" svg:y="10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11.444cm" svg:y="9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12.052cm 14.9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8.89cm" svg:height="2.262cm" svg:x="14.335cm" svg:y="12.70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14.652cm" svg:y="13.026cm">
          <draw:text-box>
            <text:p><text:span text:style-name="T2">Map New Key to the Selected Lock</text:span></text:p>
          </draw:text-box>
        </draw:fram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4.263cm" svg:height="0.962cm" svg:x="14.321cm" svg:y="11.31cm">
          <draw:text-box>
            <text:p>Key Type:</text:p>
          </draw:text-box>
        </draw:frame>
        <draw:custom-shape draw:style-name="gr3" draw:text-style-name="P3" draw:layer="layout" svg:width="4.127cm" svg:height="0.952cm" svg:x="19.094cm" svg:y="11.3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75cm" svg:height="0.956cm" svg:x="22.253cm" svg:y="11.3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95cm" svg:height="0.53cm" draw:transform="rotate (-3.14159265358979) translate (23.028cm 12.0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2.86cm" svg:height="0.962cm" svg:x="19.064cm" svg:y="11.339cm">
          <draw:text-box>
            <text:p>Physical</text:p>
          </draw:text-box>
        </draw:frame>
      </draw:page>
      <draw:page draw:name="page3" draw:style-name="dp1" draw:master-page-name="Default">
        <draw:frame draw:style-name="gr4" draw:text-style-name="P12" draw:layer="layout" svg:width="12.355cm" svg:height="1.352cm" svg:x="8.33cm" svg:y="1.318cm">
          <draw:text-box>
            <text:p><text:span text:style-name="T1">Keys and Locks Manager</text:span></text:p>
          </draw:text-box>
        </draw:frame>
        <draw:frame draw:style-name="gr21" draw:text-style-name="P14" draw:layer="layout" svg:width="14.01cm" svg:height="1.825cm" svg:x="8.937cm" svg:y="3.137cm">
          <draw:text-box>
            <text:p text:style-name="P13"><text:span text:style-name="T3">Map Existing Key to Existing Lock</text:span></text:p>
          </draw:text-box>
        </draw:frame>
        <draw:line draw:style-name="gr14" draw:text-style-name="P8" draw:layer="layout" svg:x1="1cm" svg:y1="4.493cm" svg:x2="27cm" svg:y2="4.493cm">
          <text:p/>
        </draw:line>
        <draw:frame draw:style-name="gr15" draw:text-style-name="P15" draw:layer="layout" svg:width="3.175cm" svg:height="0.962cm" svg:x="3.54cm" svg:y="5.127cm">
          <draw:text-box>
            <text:p><text:span text:style-name="T2">Go Back</text:span></text:p>
          </draw:text-box>
        </draw:frame>
        <draw:custom-shape draw:style-name="gr16" draw:text-style-name="P10" draw:layer="layout" svg:width="1.588cm" svg:height="0.953cm" svg:x="1.952cm" svg:y="5.1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8.89cm" svg:height="2.262cm" svg:x="14.335cm" svg:y="15.73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14.652cm" svg:y="16.057cm">
          <draw:text-box>
            <text:p><text:span text:style-name="T2">Map Existing Key to the Selected Lock</text:span></text:p>
          </draw:text-box>
        </draw:fram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0.465cm" svg:height="0.962cm" svg:x="1.954cm" svg:y="8.626cm">
          <draw:text-box>
            <text:p><text:span text:style-name="T4">Key ID:</text:span> Left-click a Key ID below.</text:p>
          </draw:text-box>
        </draw:frame>
        <draw:frame draw:style-name="standard" draw:layer="layout" svg:width="9.11cm" svg:height="5.191cm" svg:x="2.255cm" svg:y="9.772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5">Key ID</text:span></text:p>
              </table:table-cell>
              <table:table-cell table:style-name="ce2">
                <text:p text:style-name="P19"><text:span text:style-name="T5">Key Type</text:span></text:p>
              </table:table-cell>
            </table:table-row>
            <table:table-row table:style-name="ro2" table:default-cell-style-name="ce4">
              <table:table-cell>
                <text:p text:style-name="P20">1</text:p>
              </table:table-cell>
              <table:table-cell>
                <text:p text:style-name="P20"><text:span text:style-name="T6">Physical </text:span>(Master)</text:p>
              </table:table-cell>
            </table:table-row>
            <table:table-row table:style-name="ro2" table:default-cell-style-name="ce5">
              <table:table-cell>
                <text:p text:style-name="P20">7</text:p>
              </table:table-cell>
              <table:table-cell>
                <text:p text:style-name="P20">Card</text:p>
              </table:table-cell>
            </table:table-row>
            <table:table-row table:style-name="ro2" table:default-cell-style-name="ce5">
              <table:table-cell>
                <text:p text:style-name="P20">13</text:p>
              </table:table-cell>
              <table:table-cell>
                <text:p text:style-name="P20">Physical</text:p>
              </table:table-cell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9" draw:layer="layout" svg:width="0.745cm" svg:height="5.196cm" svg:x="11.368cm" svg:y="9.7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11.452cm" svg:y="10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11.445cm" svg:y="9.8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12.04cm 14.9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3" draw:text-style-name="P17" draw:layer="layout" svg:width="10.747cm" svg:height="0.962cm" svg:x="13.883cm" svg:y="8.631cm">
          <draw:text-box>
            <text:p text:style-name="P16"><text:span text:style-name="T4">Lock ID:</text:span> Left-click a Lock ID below.</text:p>
          </draw:text-box>
        </draw:frame>
        <draw:frame draw:style-name="standard" draw:layer="layout" svg:width="9.11cm" svg:height="5.182cm" svg:x="14.184cm" svg:y="9.777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Lock ID</text:span></text:p>
              </table:table-cell>
              <table:table-cell table:style-name="ce2">
                <text:p text:style-name="P19"><text:span text:style-name="T5">Room Number</text:span></text:p>
              </table:table-cell>
            </table:table-row>
            <table:table-row table:style-name="ro2" table:default-cell-style-name="ce4">
              <table:table-cell>
                <text:p text:style-name="P20">5678</text:p>
              </table:table-cell>
              <table:table-cell>
                <text:p text:style-name="P20">120</text:p>
              </table:table-cell>
            </table:table-row>
            <table:table-row table:style-name="ro2" table:default-cell-style-name="ce3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8" draw:text-style-name="P9" draw:layer="layout" svg:width="0.745cm" svg:height="5.183cm" svg:x="23.297cm" svg:y="9.7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23.381cm" svg:y="10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23.374cm" svg:y="9.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23.982cm 14.9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frame draw:style-name="gr4" draw:text-style-name="P12" draw:layer="layout" svg:width="12.355cm" svg:height="1.352cm" svg:x="8.33cm" svg:y="1.319cm">
          <draw:text-box>
            <text:p><text:span text:style-name="T1">Keys and Locks Manager</text:span></text:p>
          </draw:text-box>
        </draw:frame>
        <draw:frame draw:style-name="gr13" draw:text-style-name="P14" draw:layer="layout" svg:width="10.795cm" svg:height="1.038cm" svg:x="11.795cm" svg:y="3.137cm">
          <draw:text-box>
            <text:p text:style-name="P13"><text:span text:style-name="T3">Delete a Key</text:span></text:p>
          </draw:text-box>
        </draw:frame>
        <draw:line draw:style-name="gr14" draw:text-style-name="P8" draw:layer="layout" svg:x1="1cm" svg:y1="4.494cm" svg:x2="27cm" svg:y2="4.494cm">
          <text:p/>
        </draw:line>
        <draw:frame draw:style-name="gr15" draw:text-style-name="P15" draw:layer="layout" svg:width="3.175cm" svg:height="0.962cm" svg:x="3.54cm" svg:y="5.126cm">
          <draw:text-box>
            <text:p><text:span text:style-name="T2">Go Back</text:span></text:p>
          </draw:text-box>
        </draw:frame>
        <draw:custom-shape draw:style-name="gr16" draw:text-style-name="P10" draw:layer="layout" svg:width="1.588cm" svg:height="0.953cm" svg:x="1.952cm" svg:y="5.1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" draw:layer="layout" svg:width="10.465cm" svg:height="0.962cm" svg:x="1.953cm" svg:y="8.623cm">
          <draw:text-box>
            <text:p><text:span text:style-name="T4">Key ID:</text:span> Left-click a Key ID below.</text:p>
          </draw:text-box>
        </draw:frame>
        <draw:frame draw:style-name="standard" draw:layer="layout" svg:width="9.11cm" svg:height="5.191cm" svg:x="2.254cm" svg:y="9.769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5">Key ID</text:span></text:p>
              </table:table-cell>
              <table:table-cell table:style-name="ce2">
                <text:p text:style-name="P19"><text:span text:style-name="T5">Key Type</text:span></text:p>
              </table:table-cell>
            </table:table-row>
            <table:table-row table:style-name="ro2">
              <table:table-cell table:style-name="ce3">
                <text:p text:style-name="P20">1</text:p>
              </table:table-cell>
              <table:table-cell table:style-name="ce6">
                <text:p text:style-name="P21"><text:span text:style-name="T6">Physical </text:span>(Master)</text:p>
              </table:table-cell>
            </table:table-row>
            <table:table-row table:style-name="ro2" table:default-cell-style-name="ce4">
              <table:table-cell>
                <text:p text:style-name="P20">7</text:p>
              </table:table-cell>
              <table:table-cell>
                <text:p text:style-name="P20">Card</text:p>
              </table:table-cell>
            </table:table-row>
            <table:table-row table:style-name="ro2" table:default-cell-style-name="ce3">
              <table:table-cell>
                <text:p text:style-name="P20">13</text:p>
              </table:table-cell>
              <table:table-cell>
                <text:p text:style-name="P20">Physical</text:p>
              </table:table-cell>
            </table:table-row>
            <table:table-row table:style-name="ro4">
              <table:table-cell table:style-name="ce7"/>
              <table:table-cell table:style-name="ce8"/>
            </table:table-row>
          </table:table>
          <draw:image xlink:href="Pictures/TablePreview4.svm" xlink:type="simple" xlink:show="embed" xlink:actuate="onLoad"/>
        </draw:frame>
        <draw:custom-shape draw:style-name="gr22" draw:text-style-name="P9" draw:layer="layout" svg:width="0.745cm" svg:height="5.196cm" svg:x="11.367cm" svg:y="9.7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11.451cm" svg:y="10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11.444cm" svg:y="9.8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12.039cm 14.9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89cm" svg:height="1.588cm" svg:x="2.27cm" svg:y="15.60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8.255cm" svg:height="1.673cm" svg:x="2.588cm" svg:y="15.923cm">
          <draw:text-box>
            <text:p><text:span text:style-name="T2">Delete Selected Key</text:span></text:p>
          </draw:text-box>
        </draw:fram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9.76cm" svg:height="1.673cm" svg:x="14.088cm" svg:y="8.697cm">
          <draw:text-box>
            <text:p><text:span text:style-name="T4">All Locks mapped to </text:span><text:span text:style-name="T4"><text:line-break/></text:span><text:span text:style-name="T4">Selected Key ID#:</text:span><text:span text:style-name="T2"> </text:span><text:span text:style-name="T7">7</text:span></text:p>
          </draw:text-box>
        </draw:frame>
        <draw:frame draw:style-name="standard" draw:layer="layout" svg:width="9.11cm" svg:height="4.404cm" svg:x="14.213cm" svg:y="10.5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Lock ID</text:span></text:p>
              </table:table-cell>
              <table:table-cell table:style-name="ce2">
                <text:p text:style-name="P19"><text:span text:style-name="T5">Room Number</text:span></text:p>
              </table:table-cell>
            </table:table-row>
            <table:table-row table:style-name="ro2" table:default-cell-style-name="ce3">
              <table:table-cell>
                <text:p text:style-name="P20">5678</text:p>
              </table:table-cell>
              <table:table-cell>
                <text:p text:style-name="P20">120</text:p>
              </table:table-cell>
            </table:table-row>
            <table:table-row table:style-name="ro2" table:default-cell-style-name="ce3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24" draw:text-style-name="P9" draw:layer="layout" svg:width="0.745cm" svg:height="4.408cm" svg:x="23.326cm" svg:y="10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595cm" svg:height="1.381cm" svg:x="23.41cm" svg:y="11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23.403cm" svg:y="10.6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23.997cm 14.9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frame draw:style-name="gr4" draw:text-style-name="P12" draw:layer="layout" svg:width="12.355cm" svg:height="1.352cm" svg:x="8.33cm" svg:y="1.317cm">
          <draw:text-box>
            <text:p><text:span text:style-name="T1">Keys and Locks Manager</text:span></text:p>
          </draw:text-box>
        </draw:frame>
        <draw:frame draw:style-name="gr13" draw:text-style-name="P14" draw:layer="layout" svg:width="10.795cm" svg:height="1.038cm" svg:x="11.16cm" svg:y="3.137cm">
          <draw:text-box>
            <text:p text:style-name="P13"><text:span text:style-name="T3">Keys Information</text:span></text:p>
          </draw:text-box>
        </draw:frame>
        <draw:frame draw:style-name="gr15" draw:text-style-name="P2" draw:layer="layout" svg:width="10.465cm" svg:height="0.962cm" svg:x="1.952cm" svg:y="8.62cm">
          <draw:text-box>
            <text:p><text:span text:style-name="T4">Key ID:</text:span> Left-click a Key ID below.</text:p>
          </draw:text-box>
        </draw:frame>
        <draw:line draw:style-name="gr14" draw:text-style-name="P8" draw:layer="layout" svg:x1="1cm" svg:y1="4.492cm" svg:x2="27cm" svg:y2="4.492cm">
          <text:p/>
        </draw:line>
        <draw:frame draw:style-name="standard" draw:layer="layout" svg:width="9.11cm" svg:height="5.191cm" svg:x="2.253cm" svg:y="9.766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8"><text:span text:style-name="T5">Key ID</text:span></text:p>
              </table:table-cell>
              <table:table-cell table:style-name="ce2">
                <text:p text:style-name="P19"><text:span text:style-name="T5">Key Type</text:span></text:p>
              </table:table-cell>
            </table:table-row>
            <table:table-row table:style-name="ro2" table:default-cell-style-name="ce3">
              <table:table-cell>
                <text:p text:style-name="P20">1</text:p>
              </table:table-cell>
              <table:table-cell>
                <text:p text:style-name="P20"><text:span text:style-name="T6">Physical</text:span> (Master)</text:p>
              </table:table-cell>
            </table:table-row>
            <table:table-row table:style-name="ro2" table:default-cell-style-name="ce4">
              <table:table-cell>
                <text:p text:style-name="P20">7</text:p>
              </table:table-cell>
              <table:table-cell>
                <text:p text:style-name="P20">Card</text:p>
              </table:table-cell>
            </table:table-row>
            <table:table-row table:style-name="ro2" table:default-cell-style-name="ce3">
              <table:table-cell>
                <text:p text:style-name="P20">13</text:p>
              </table:table-cell>
              <table:table-cell>
                <text:p text:style-name="P20">Physical</text:p>
              </table:table-cell>
            </table:table-row>
            <table:table-row table:style-name="ro4" table:default-cell-style-name="ce3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2" draw:text-style-name="P9" draw:layer="layout" svg:width="0.745cm" svg:height="5.196cm" svg:x="11.366cm" svg:y="9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11.45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11.443cm" svg:y="9.8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12.038cm 14.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9.76cm" svg:height="1.673cm" svg:x="14.087cm" svg:y="8.693cm">
          <draw:text-box>
            <text:p><text:span text:style-name="T4">All Locks mapped to </text:span><text:span text:style-name="T4"><text:line-break/></text:span><text:span text:style-name="T4">Selected Key ID#:</text:span><text:span text:style-name="T2"> </text:span><text:span text:style-name="T7">7</text:span></text:p>
          </draw:text-box>
        </draw:frame>
        <draw:frame draw:style-name="standard" draw:layer="layout" svg:width="9.11cm" svg:height="4.404cm" svg:x="14.212cm" svg:y="10.54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Lock ID</text:span></text:p>
              </table:table-cell>
              <table:table-cell table:style-name="ce2">
                <text:p text:style-name="P19"><text:span text:style-name="T5">Room Number</text:span></text:p>
              </table:table-cell>
            </table:table-row>
            <table:table-row table:style-name="ro2" table:default-cell-style-name="ce3">
              <table:table-cell>
                <text:p text:style-name="P20">5678</text:p>
              </table:table-cell>
              <table:table-cell>
                <text:p text:style-name="P20">120</text:p>
              </table:table-cell>
            </table:table-row>
            <table:table-row table:style-name="ro2" table:default-cell-style-name="ce3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24" draw:text-style-name="P9" draw:layer="layout" svg:width="0.745cm" svg:height="4.408cm" svg:x="23.325cm" svg:y="10.5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595cm" svg:height="1.381cm" svg:x="23.409cm" svg:y="11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23.402cm" svg:y="10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23.996cm 14.9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6" draw:layer="layout" svg:width="3.175cm" svg:height="0.962cm" svg:x="3.54cm" svg:y="5.126cm">
          <draw:text-box>
            <text:p><text:span text:style-name="T2">Go Back</text:span></text:p>
          </draw:text-box>
        </draw:frame>
        <draw:custom-shape draw:style-name="gr16" draw:text-style-name="P10" draw:layer="layout" svg:width="1.588cm" svg:height="0.953cm" svg:x="1.952cm" svg:y="5.1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4" draw:text-style-name="P12" draw:layer="layout" svg:width="12.355cm" svg:height="1.352cm" svg:x="8.33cm" svg:y="1.32cm">
          <draw:text-box>
            <text:p><text:span text:style-name="T1">Keys and Locks Manager</text:span></text:p>
          </draw:text-box>
        </draw:frame>
        <draw:frame draw:style-name="gr13" draw:text-style-name="P22" draw:layer="layout" svg:width="10.795cm" svg:height="1.038cm" svg:x="10.842cm" svg:y="3.137cm">
          <draw:text-box>
            <text:p><text:span text:style-name="T3">Locks Information</text:span></text:p>
          </draw:text-box>
        </draw:frame>
        <draw:frame draw:style-name="gr25" draw:text-style-name="P17" draw:layer="layout" svg:width="10.747cm" svg:height="0.962cm" svg:x="1.952cm" svg:y="8.62cm">
          <draw:text-box>
            <text:p text:style-name="P16"><text:span text:style-name="T4">Lock ID:</text:span> Left-click a Lock ID below.</text:p>
          </draw:text-box>
        </draw:frame>
        <draw:line draw:style-name="gr14" draw:text-style-name="P8" draw:layer="layout" svg:x1="1cm" svg:y1="4.495cm" svg:x2="27cm" svg:y2="4.495cm">
          <text:p/>
        </draw:line>
        <draw:frame draw:style-name="standard" draw:layer="layout" svg:width="9.11cm" svg:height="5.194cm" svg:x="2.253cm" svg:y="9.766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Lock ID</text:span></text:p>
              </table:table-cell>
              <table:table-cell table:style-name="ce2">
                <text:p text:style-name="P19"><text:span text:style-name="T5">Room Number</text:span></text:p>
              </table:table-cell>
            </table:table-row>
            <table:table-row table:style-name="ro2" table:default-cell-style-name="ce3">
              <table:table-cell>
                <text:p text:style-name="P20">1234</text:p>
              </table:table-cell>
              <table:table-cell>
                <text:p text:style-name="P20">210</text:p>
              </table:table-cell>
            </table:table-row>
            <table:table-row table:style-name="ro2" table:default-cell-style-name="ce4">
              <table:table-cell>
                <text:p text:style-name="P20">5678</text:p>
              </table:table-cell>
              <table:table-cell>
                <text:p text:style-name="P20">120</text:p>
              </table:table-cell>
            </table:table-row>
            <table:table-row table:style-name="ro2" table:default-cell-style-name="ce3">
              <table:table-cell>
                <text:p text:style-name="P20">1021</text:p>
              </table:table-cell>
              <table:table-cell>
                <text:p text:style-name="P20">340</text:p>
              </table:table-cell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22" draw:text-style-name="P9" draw:layer="layout" svg:width="0.745cm" svg:height="5.196cm" svg:x="11.366cm" svg:y="9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11.45cm" svg:y="10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11.443cm" svg:y="9.8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12.051cm 14.8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9.76cm" svg:height="1.673cm" svg:x="14.087cm" svg:y="8.693cm">
          <draw:text-box>
            <text:p><text:span text:style-name="T4">All Keys mapped to </text:span><text:span text:style-name="T4"><text:line-break/></text:span><text:span text:style-name="T4">Selected Lock ID#:</text:span><text:span text:style-name="T2"> </text:span><text:span text:style-name="T7">5678</text:span></text:p>
          </draw:text-box>
        </draw:frame>
        <draw:frame draw:style-name="standard" draw:layer="layout" svg:width="9.11cm" svg:height="4.404cm" svg:x="14.212cm" svg:y="10.544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5">Key ID</text:span></text:p>
              </table:table-cell>
              <table:table-cell table:style-name="ce2">
                <text:p text:style-name="P19"><text:span text:style-name="T5">Key Type</text:span></text:p>
              </table:table-cell>
            </table:table-row>
            <table:table-row table:style-name="ro2" table:default-cell-style-name="ce3">
              <table:table-cell>
                <text:p text:style-name="P20">7</text:p>
              </table:table-cell>
              <table:table-cell>
                <text:p text:style-name="P20">Card</text:p>
              </table:table-cell>
            </table:table-row>
            <table:table-row table:style-name="ro2" table:default-cell-style-name="ce3">
              <table:table-cell/>
              <table:table-cell/>
            </table:table-row>
            <table:table-row table:style-name="ro2" table:default-cell-style-name="ce3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4" draw:text-style-name="P9" draw:layer="layout" svg:width="0.745cm" svg:height="4.408cm" svg:x="23.325cm" svg:y="10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595cm" svg:height="1.381cm" svg:x="23.409cm" svg:y="11.2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595cm" svg:height="0.53cm" svg:x="23.402cm" svg:y="10.6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595cm" svg:height="0.53cm" draw:transform="rotate (-3.14159265358979) translate (23.996cm 14.90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6" draw:layer="layout" svg:width="3.175cm" svg:height="0.962cm" svg:x="3.54cm" svg:y="5.126cm">
          <draw:text-box>
            <text:p><text:span text:style-name="T2">Go Back</text:span></text:p>
          </draw:text-box>
        </draw:frame>
        <draw:custom-shape draw:style-name="gr16" draw:text-style-name="P10" draw:layer="layout" svg:width="1.588cm" svg:height="0.953cm" svg:x="1.952cm" svg:y="5.12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6.035cm" svg:height="19.0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1T19:34:34.509000000</meta:creation-date>
    <dc:date>2021-09-21T23:24:41.784000000</dc:date>
    <meta:editing-duration>PT32M7S</meta:editing-duration>
    <meta:editing-cycles>10</meta:editing-cycles>
    <meta:generator>LibreOffice/7.1.0.3$Windows_X86_64 LibreOffice_project/f6099ecf3d29644b5008cc8f48f42f4a40986e4c</meta:generator>
    <meta:document-statistic meta:object-count="116"/>
  </office:meta>
</office:document-meta>
</file>